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86cm" svg:height="1.524cm" svg:x="3.794cm" svg:y="2.39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096cm" svg:height="2.794cm" svg:x="1.889cm" svg:y="5.064cm">
          <text:p text:style-name="P1">Fetch all QuickMod</text:p>
          <text:p text:style-name="P1">files that are</text:p>
          <text:p text:style-name="P1">reference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096cm" svg:height="2.667cm" svg:x="1.889cm" svg:y="8.991cm">
          <text:p text:style-name="P1">Resolve</text:p>
          <text:p text:style-name="P1">dependenci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937cm" svg:y1="3.921cm" svg:x2="4.937cm" svg:y2="5.064cm" draw:start-shape="id1" draw:start-glue-point="8" draw:end-shape="id2" draw:end-glue-point="0" svg:d="m4937 3921v1143">
          <text:p/>
        </draw:connector>
        <draw:connector draw:style-name="gr3" draw:text-style-name="P1" draw:layer="layout" svg:x1="4.937cm" svg:y1="7.858cm" svg:x2="4.937cm" svg:y2="8.991cm" draw:start-shape="id2" draw:start-glue-point="2" draw:end-shape="id3" draw:end-glue-point="0" svg:d="m4937 7858v1133">
          <text:p/>
        </draw:connector>
        <draw:custom-shape draw:style-name="gr2" draw:text-style-name="P1" xml:id="id4" draw:id="id4" draw:layer="layout" svg:width="6.096cm" svg:height="3.048cm" svg:x="1.889cm" svg:y="12.938cm">
          <text:p text:style-name="P1">Start the download</text:p>
          <text:p text:style-name="P1">of all direct</text:p>
          <text:p text:style-name="P1">downloads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.382cm" svg:height="1.524cm" svg:x="11.033cm" svg:y="1.635cm">
          <text:p text:style-name="P1">Resolve dependencie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937cm" svg:y1="11.658cm" svg:x2="4.937cm" svg:y2="12.938cm" draw:start-shape="id3" draw:start-glue-point="2" draw:end-shape="id4" draw:end-glue-point="0" svg:d="m4937 11658v1280">
          <text:p/>
        </draw:connector>
        <draw:connector draw:style-name="gr3" draw:text-style-name="P1" draw:layer="layout" svg:x1="7.985cm" svg:y1="10.324cm" svg:x2="11.033cm" svg:y2="2.397cm" draw:start-shape="id3" draw:start-glue-point="1" draw:end-shape="id5" draw:end-glue-point="3" svg:d="m7985 10324h1524v-7927h1524">
          <text:p/>
        </draw:connector>
        <draw:custom-shape draw:style-name="gr2" draw:text-style-name="P1" xml:id="id6" draw:id="id6" draw:layer="layout" svg:width="6.096cm" svg:height="2.794cm" svg:x="1.889cm" svg:y="17.256cm">
          <text:p text:style-name="P1">Load all sequential</text:p>
          <text:p text:style-name="P1">downloads one by</text:p>
          <text:p text:style-name="P1">one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096cm" svg:height="2.667cm" svg:x="1.889cm" svg:y="21.32cm">
          <text:p text:style-name="P1">Load all parallel</text:p>
          <text:p text:style-name="P1">download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937cm" svg:y1="15.986cm" svg:x2="4.937cm" svg:y2="17.256cm" draw:start-shape="id4" draw:start-glue-point="2" draw:end-shape="id6" draw:end-glue-point="0" svg:d="m4937 15986v1270">
          <text:p/>
        </draw:connector>
        <draw:connector draw:style-name="gr3" draw:text-style-name="P1" draw:layer="layout" svg:x1="4.937cm" svg:y1="20.05cm" svg:x2="4.937cm" svg:y2="21.32cm" draw:start-shape="id6" draw:start-glue-point="2" draw:end-shape="id7" draw:end-glue-point="0" svg:d="m4937 20050v1270">
          <text:p/>
        </draw:connector>
        <draw:custom-shape draw:style-name="gr2" draw:text-style-name="P1" xml:id="id8" draw:id="id8" draw:layer="layout" svg:width="6.604cm" svg:height="2.667cm" svg:x="11.922cm" svg:y="4.302cm">
          <text:p text:style-name="P1">Build a dependency</text:p>
          <text:p text:style-name="P1">tree. Discard all “paths”</text:p>
          <text:p text:style-name="P1">that won't work.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6.604cm" svg:height="2.667cm" svg:x="11.922cm" svg:y="8.112cm">
          <text:p text:style-name="P1">Ask the user for all</text:p>
          <text:p text:style-name="P1">versions. Continue to</text:p>
          <text:p text:style-name="P1">discard paths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224cm" svg:y1="3.159cm" svg:x2="15.224cm" svg:y2="4.302cm" draw:start-shape="id5" draw:start-glue-point="2" draw:end-shape="id8" svg:d="m15224 3159v1143">
          <text:p/>
        </draw:connector>
        <draw:connector draw:style-name="gr3" draw:text-style-name="P1" draw:layer="layout" svg:x1="15.224cm" svg:y1="6.969cm" svg:x2="15.224cm" svg:y2="8.112cm" draw:start-shape="id8" draw:start-glue-point="2" draw:end-shape="id9" draw:end-glue-point="0" svg:d="m15224 6969v1143">
          <text:p/>
        </draw:connector>
        <draw:custom-shape draw:style-name="gr2" draw:text-style-name="P1" xml:id="id10" draw:id="id10" draw:layer="layout" svg:width="2.286cm" svg:height="1.524cm" svg:x="3.794cm" svg:y="25.00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937cm" svg:y1="23.987cm" svg:x2="4.937cm" svg:y2="25.003cm" draw:start-shape="id7" draw:start-glue-point="2" draw:end-shape="id10" draw:end-glue-point="4" svg:d="m4937 23987v1016">
          <text:p/>
        </draw:connector>
        <draw:custom-shape draw:style-name="gr2" draw:text-style-name="P1" xml:id="id11" draw:id="id11" draw:layer="layout" svg:width="8.382cm" svg:height="1.524cm" svg:x="10.779cm" svg:y="16.24cm">
          <text:p text:style-name="P1">For each finished downloa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6.35cm" svg:height="3.048cm" svg:x="11.795cm" svg:y="19.034cm">
          <text:p text:style-name="P1">Instal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97cm" svg:y1="17.764cm" svg:x2="14.97cm" svg:y2="19.034cm" draw:start-shape="id11" draw:start-glue-point="2" draw:end-shape="id12" draw:end-glue-point="0" svg:d="m14970 17764v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Dalheimer</meta:initial-creator>
    <meta:creation-date>2014-01-12T10:47:40</meta:creation-date>
    <dc:date>2014-01-12T13:08:24</dc:date>
    <dc:creator>Jan Dalheimer</dc:creator>
    <meta:editing-duration>PT4M13S</meta:editing-duration>
    <meta:editing-cycles>1</meta:editing-cycles>
    <meta:document-statistic meta:object-count="22"/>
    <meta:generator>LibreOffice/3.6$Linux_X86_64 LibreOffice_project/360m1$Build-2</meta:generator>
  </office:meta>
</office:document-meta>
</file>